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13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background-color="#fff685"/>
    </style:style>
    <style:style style:name="ce3" style:family="table-cell" style:parent-style-name="Default">
      <style:table-cell-properties fo:background-color="#fff9a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 </text:p>
          </table:table-cell>
          <table:table-cell table:style-name="ce1" office:value-type="string" calcext:value-type="string">
            <text:p>O 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3" table:formula="of:=INDIRECT(CONCATENATE([.AA1];CODE([.AA2])-64))" office:value-type="string" office:string-value="" calcext:value-type="error">
            <text:p>#ADR!</text:p>
          </table:table-cell>
          <table:table-cell table:style-name="ce3" table:number-columns-repeated="11"/>
          <table:table-cell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/>
          <table:table-cell office:value-type="string" calcext:value-type="string">
            <text:p>`=ADR.POŚR(ZŁĄCZ.TEKSTY(AA1;kod(AA2)-64))</text:p>
          </table:table-cell>
          <table:table-cell table:number-columns-repeated="11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/>
          <table:table-cell office:value-type="string" calcext:value-type="string">
            <text:p>`=KOD("T")</text:p>
          </table:table-cell>
          <table:table-cell table:number-columns-repeated="11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formula="of:=CONCATENATE([.AA1];CODE([.AA2])-64)" office:value-type="string" office:string-value="T 20" calcext:value-type="string">
            <text:p>T 20</text:p>
          </table:table-cell>
          <table:table-cell table:number-columns-repeated="12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3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3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3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3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3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43.860889223</meta:creation-date>
    <dc:date>2018-02-09T12:00:32.753489755</dc:date>
    <meta:editing-duration>PT17M3S</meta:editing-duration>
    <meta:editing-cycles>3</meta:editing-cycles>
    <meta:generator>LibreOffice/5.4.2.2$Linux_X86_64 LibreOffice_project/40m0$Build-2</meta:generator>
    <meta:document-statistic meta:table-count="1" meta:cell-count="708" meta:object-count="0"/>
  </office:meta>
</office:document-meta>
</file>